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Cheatsheet – Animations</text:p>
      <text:p text:style-name="P1"/>
      <text:p text:style-name="P2">CSS animations can be said to be in two parts, the first using the animation property to specify how the animation sequence progresses and then using @keyframes rule for the actual appearance of the animation.</text:p>
      <text:p text:style-name="P6"/>
      <text:p text:style-name="P7">Animation</text:p>
      <text:p text:style-name="P3">animation-name</text:p>
      <text:p text:style-name="P3">animation-duration</text:p>
      <text:p text:style-name="P3">animation-timing-function</text:p>
      <text:p text:style-name="P3">animation-delay</text:p>
      <text:p text:style-name="P3">animation-iteration-count</text:p>
      <text:p text:style-name="P3">animation-direction</text:p>
      <text:p text:style-name="P3">animation-fill-mode</text:p>
      <text:p text:style-name="P3">animation-play-state</text:p>
      <text:p text:style-name="P3">animation</text:p>
      <text:p text:style-name="P2"/>
      <text:p text:style-name="P3">animation-name</text:p>
      <text:p text:style-name="P8"><text:tab/><text:span text:style-name="T3">name of the @keyframes rule</text:span></text:p>
      <text:p text:style-name="P2"/>
      <text:p text:style-name="P8"><text:span text:style-name="T3"><text:tab/><text:tab/></text:span><text:bookmark text:name="none"/><text:span text:style-name="Source_20_Text"><text:span text:style-name="T4">none</text:span></text:span><text:span text:style-name="T4"> - A special keyword denoting no keyframes. It can be used to <text:tab/><text:tab/>deactivate an animation</text:span></text:p>
      <text:p text:style-name="P5"/>
      <text:p text:style-name="P5"><text:tab/><text:tab/>Also multiples:</text:p>
      <text:p text:style-name="P8"><text:span text:style-name="Source_20_Text"><text:span text:style-name="T4"><text:tab/><text:tab/></text:span></text:span><text:span text:style-name="Source_20_Text"><text:span text:style-name="T4">animation-name: test1, animation4;</text:span></text:span></text:p>
      <text:p text:style-name="P5"/>
      <text:p text:style-name="P2"/>
      <text:p text:style-name="P3">animation-duration</text:p>
      <text:p text:style-name="P2"><text:tab/>length of time for 1 cylce of animation</text:p>
      <text:p text:style-name="P2"/>
      <text:p text:style-name="P2"><text:tab/><text:tab/><text:span text:style-name="T1">set in s or ms, or -s -ms</text:span></text:p>
      <text:p text:style-name="P2"/>
      <text:p text:style-name="P3">animation-timing-function</text:p>
      <text:p text:style-name="P2"><text:tab/>the timing for how the animation transitions through keyframes</text:p>
      <text:p text:style-name="P2"><text:tab/></text:p>
      <text:p text:style-name="P2"><text:tab/><text:tab/>ease</text:p>
      <text:p text:style-name="P2"><text:tab/><text:tab/>ease-in</text:p>
      <text:p text:style-name="P2"><text:tab/><text:tab/>ease-out</text:p>
      <text:p text:style-name="P2"><text:tab/><text:tab/>ease-in-out</text:p>
      <text:p text:style-name="P2"><text:tab/><text:tab/>linear</text:p>
      <text:p text:style-name="P2"><text:tab/><text:tab/>step-start</text:p>
      <text:p text:style-name="P2"><text:tab/><text:tab/>step-end</text:p>
      <text:p text:style-name="P2"><text:tab/><text:tab/>cubic-bezier()</text:p>
      <text:p text:style-name="P2"><text:tab/><text:tab/>steps()</text:p>
      <text:p text:style-name="P2"/>
      <text:p text:style-name="P8"><text:span text:style-name="T3"><text:tab/><text:tab/><text:tab/>Displays an animation iteration along </text:span><text:span text:style-name="Emphasis"><text:span text:style-name="T3">n</text:span></text:span><text:span text:style-name="T3"> stops along the transition, displaying each stop for equal lengths of time. </text:span></text:p>
      <text:p text:style-name="P2"/>
      <text:p text:style-name="P2"><text:soft-page-break/><text:tab/><text:tab/><text:tab/><text:span text:style-name="T1">steps(n, jump)</text:span></text:p>
      <text:p text:style-name="P5"><text:tab/><text:tab/><text:tab/>jump-start</text:p>
      <text:p text:style-name="P5"><text:tab/><text:tab/><text:tab/>jump-end</text:p>
      <text:p text:style-name="P5"><text:tab/><text:tab/><text:tab/>jump-both</text:p>
      <text:p text:style-name="P5"><text:tab/><text:tab/><text:tab/>start</text:p>
      <text:p text:style-name="P5"><text:tab/><text:tab/><text:tab/>end</text:p>
      <text:p text:style-name="P5"><text:tab/><text:tab/><text:tab/>step-start</text:p>
      <text:p text:style-name="P5"><text:tab/><text:tab/><text:tab/>step-end</text:p>
      <text:p text:style-name="P2"/>
      <text:p text:style-name="P3">animation-delay</text:p>
      <text:p text:style-name="P2"><text:tab/>delay from time loaded and the start of animation</text:p>
      <text:p text:style-name="P2"><text:tab/><text:tab/><text:span text:style-name="T1">value set in s, ms, -s, -ms (negative -1s will start 1 sec into animation)</text:span></text:p>
      <text:p text:style-name="P2"/>
      <text:p text:style-name="P3">animation-iteration-count</text:p>
      <text:p text:style-name="P2"><text:tab/>number of times the animation repeats </text:p>
      <text:p text:style-name="P2"><text:tab/><text:tab/><text:span text:style-name="T1">values are number (1.5 will run 1 and a half times) or infinit</text:span><text:span text:style-name="T2">e</text:span></text:p>
      <text:p text:style-name="P2"/>
      <text:p text:style-name="P3">animation-direction</text:p>
      <text:p text:style-name="P2"><text:tab/>configures whether animation shuldalternate direction each run through the sequence or reset to start point</text:p>
      <text:p text:style-name="P8"><text:span text:style-name="T3"><text:tab/><text:tab/>se</text:span><text:span text:style-name="T4">ts whether an animation should play forward, backward, or alternate back and forth between playing the sequence forward and backward.</text:span></text:p>
      <text:p text:style-name="P5"><text:tab/><text:tab/><text:tab/> Normal</text:p>
      <text:p text:style-name="P5"><text:tab/><text:tab/><text:tab/>reverse</text:p>
      <text:p text:style-name="P5"><text:tab/><text:tab/><text:tab/>alternate (starts forward)</text:p>
      <text:p text:style-name="P5"><text:tab/><text:tab/><text:tab/>alternate-reverse(starts backward)</text:p>
      <text:p text:style-name="P2"/>
      <text:p text:style-name="P3">animation-fill-mode</text:p>
      <text:p text:style-name="P2"><text:tab/>Configures values applied by animation before and after executing</text:p>
      <text:p text:style-name="P2"><text:tab/><text:tab/><text:tab/>none</text:p>
      <text:p text:style-name="P2"><text:tab/><text:tab/><text:tab/>forwards<text:tab/><text:tab/></text:p>
      <text:p text:style-name="P2"><text:tab/><text:tab/><text:tab/>backwards<text:tab/></text:p>
      <text:p text:style-name="P2"><text:tab/><text:tab/><text:tab/>both</text:p>
      <text:p text:style-name="P2"/>
      <text:p text:style-name="P2"/>
      <text:p text:style-name="P3">animation-play-state</text:p>
      <text:p text:style-name="P2"><text:tab/>pause and resume the animation sequence</text:p>
      <text:p text:style-name="P2"><text:tab/><text:tab/><text:tab/>running</text:p>
      <text:p text:style-name="P2"><text:tab/><text:tab/><text:tab/>paused</text:p>
      <text:p text:style-name="P2"/>
      <text:p text:style-name="P2"><text:span text:style-name="T6">animation</text:span> </text:p>
      <text:p text:style-name="P2"><text:tab/>shorthand for all above</text:p>
      <text:p text:style-name="P2"/>
      <text:p text:style-name="P2"><text:tab/>[example showing longhand and shorthand for same animation]</text:p>
      <text:p text:style-name="P2"/>
      <text:p text:style-name="P7">@keyframes</text:p>
      <text:p text:style-name="P3"/>
      <text:p text:style-name="P2">Keyframes controls the <text:s/>steps in animation sequence by defining styles for <text:soft-page-break/>keyframes (or waypoints) along the sequence. </text:p>
      <text:p text:style-name="P2"/>
      <text:p text:style-name="P8"><text:span text:style-name="T3">Keyframes use % to indicate the time (0% is start and 100% is end). Can also use keyword </text:span><text:span text:style-name="T4">from</text:span><text:span text:style-name="T5"> for 0% and </text:span><text:span text:style-name="T4">to</text:span><text:span text:style-name="T5"> for 100%</text:span></text:p>
      <text:p text:style-name="P4"/>
      <text:p text:style-name="P8"><text:span text:style-name="Source_20_Text"><text:span text:style-name="T4">@keyframes slidein {</text:span></text:span></text:p>
      <text:p text:style-name="P8"><text:span text:style-name="Source_20_Text"><text:span text:style-name="T4"><text:s text:c="2"/>from {</text:span></text:span></text:p>
      <text:p text:style-name="P8"><text:span text:style-name="Source_20_Text"><text:span text:style-name="T4"><text:s text:c="4"/>transform: translateX(0%);</text:span></text:span></text:p>
      <text:p text:style-name="P8"><text:span text:style-name="Source_20_Text"><text:span text:style-name="T4"><text:s text:c="2"/>}</text:span></text:span></text:p>
      <text:p text:style-name="P5"/>
      <text:p text:style-name="P8"><text:span text:style-name="Source_20_Text"><text:span text:style-name="T4"><text:s text:c="2"/>to {</text:span></text:span></text:p>
      <text:p text:style-name="P8"><text:span text:style-name="Source_20_Text"><text:span text:style-name="T4"><text:s text:c="4"/>transform: translateX(100%);</text:span></text:span></text:p>
      <text:p text:style-name="P8"><text:span text:style-name="Source_20_Text"><text:span text:style-name="T4"><text:s text:c="2"/>}</text:span></text:span></text:p>
      <text:p text:style-name="P8"><text:span text:style-name="Source_20_Text"><text:span text:style-name="T4">}</text:span></text:span></text:p>
      <text:p text:style-name="P8"><text:span text:style-name="Source_20_Text"><text:span text:style-name="T4"/></text:span></text:p>
      <text:p text:style-name="P8"><text:span text:style-name="Source_20_Text"><text:span text:style-name="T5"/></text:span></text:p>
      <text:p text:style-name="P4">Or</text:p>
      <text:p text:style-name="P4"/>
      <text:p text:style-name="P5"/>
      <text:p text:style-name="P8"><text:span text:style-name="Source_20_Text"><text:span text:style-name="T4">@keyframes slidein {</text:span></text:span></text:p>
      <text:p text:style-name="P8"><text:span text:style-name="Source_20_Text"><text:span text:style-name="T4"><text:s text:c="2"/>0%{</text:span></text:span></text:p>
      <text:p text:style-name="P8"><text:span text:style-name="Source_20_Text"><text:span text:style-name="T4"><text:s text:c="4"/>transform: translateX(0%);</text:span></text:span></text:p>
      <text:p text:style-name="P8"><text:span text:style-name="Source_20_Text"><text:span text:style-name="T4"><text:s text:c="2"/>}</text:span></text:span></text:p>
      <text:p text:style-name="P8"><text:span text:style-name="Source_20_Text"><text:span text:style-name="T4"/></text:span></text:p>
      <text:p text:style-name="P8"><text:span text:style-name="Source_20_Text"><text:span text:style-name="T4">50%{</text:span></text:span></text:p>
      <text:p text:style-name="P8"><text:span text:style-name="Source_20_Text"><text:span text:style-name="T4"><text:s text:c="4"/>transform: translateX(50%);</text:span></text:span></text:p>
      <text:p text:style-name="P8"><text:span text:style-name="Source_20_Text"><text:span text:style-name="T4"><text:s text:c="2"/>}</text:span></text:span></text:p>
      <text:p text:style-name="P5"/>
      <text:p text:style-name="P8"><text:span text:style-name="Source_20_Text"><text:span text:style-name="T4"><text:s text:c="2"/>100% {</text:span></text:span></text:p>
      <text:p text:style-name="P8"><text:span text:style-name="Source_20_Text"><text:span text:style-name="T4"><text:s text:c="4"/>transform: translateX(100%);</text:span></text:span></text:p>
      <text:p text:style-name="P8"><text:span text:style-name="Source_20_Text"><text:span text:style-name="T4"><text:s text:c="2"/>}</text:span></text:span></text:p>
      <text:p text:style-name="P8"><text:span text:style-name="Source_20_Text"><text:span text:style-name="T4">}</text:span></text:span></text:p>
      <text:p text:style-name="P4"/>
      <text:p text:style-name="P2"><text:a xlink:type="simple" xlink:href="https://developer.mozilla.org/en-US/docs/Web/CSS/animation" text:style-name="Internet_20_link" text:visited-style-name="Visited_20_Internet_20_Link"><text:span text:style-name="T2">https://developer.mozilla.org/en-US/docs/Web/CSS/animation</text:span></text:a></text:p>
      <text:p text:style-name="P4"/>
      <text:p text:style-name="P2"><text:a xlink:type="simple" xlink:href="https://developer.mozilla.org/en-US/docs/Web/CSS/@keyframes" text:style-name="Internet_20_link" text:visited-style-name="Visited_20_Internet_20_Link"><text:span text:style-name="T2">https://developer.mozilla.org/en-US/docs/Web/CSS/@keyframes</text:span></text:a></text:p>
      <text:p text:style-name="P4"/>
      <text:p text:style-name="P4"/>
      <text:p text:style-name="P4"/>
      <text:p text:style-name="P2">Aside:</text:p>
      <text:p text:style-name="P2"/>
      <text:p text:style-name="P11">This project is one in my expanding collection of CSS cheat sheets that I've created on my journey towards becoming a frontend developer.</text:p>
      <text:p text:style-name="Text_20_body">Here are some of my other creations (there is some sort of method to the madness):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2-04-11T15:42:45.97</meta:creation-date>
    <meta:generator>OpenOffice/4.1.7$Win32 OpenOffice.org_project/417m1$Build-9800</meta:generator>
    <dc:date>2022-05-02T15:20:32.84</dc:date>
    <dc:creator>Mary Ronan</dc:creator>
    <meta:editing-duration>PT1H33M8S</meta:editing-duration>
    <meta:editing-cycles>11</meta:editing-cycles>
    <meta:document-statistic meta:table-count="0" meta:image-count="0" meta:object-count="0" meta:page-count="3" meta:paragraph-count="95" meta:word-count="380" meta:character-count="2825"/>
  </office:meta>
</office:document-meta>
</file>